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97cm" fo:border="0.05pt solid #000000">
        <style:background-image/>
      </style:table-cell-properties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40pt" fo:font-weight="bold" officeooo:rsid="000e9985" officeooo:paragraph-rsid="000e9985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fo:font-weight="bold" officeooo:rsid="0026821f" officeooo:paragraph-rsid="0026821f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fo:font-weight="bold" officeooo:rsid="00285ef1" officeooo:paragraph-rsid="00285ef1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40pt" fo:font-weight="bold" officeooo:rsid="00367045" officeooo:paragraph-rsid="00367045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0e99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2682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049d4" officeooo:paragraph-rsid="001049d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0a2e4" officeooo:paragraph-rsid="0010a2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26821f" officeooo:paragraph-rsid="002682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12c708" officeooo:paragraph-rsid="001464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146402" officeooo:paragraph-rsid="0014640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7da6e" officeooo:paragraph-rsid="0015fd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1bb9f3" officeooo:paragraph-rsid="0017da6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367045" officeooo:paragraph-rsid="003670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0e998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14640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bold" officeooo:rsid="0015fd8c" officeooo:paragraph-rsid="0015fd8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bold" officeooo:rsid="0017da6e" officeooo:paragraph-rsid="0017da6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bold" officeooo:rsid="001dc035" officeooo:paragraph-rsid="001dc03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670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f68d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9fdb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9fd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f6d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4a5aa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89275" officeooo:paragraph-rsid="003670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367045"/>
    </style:style>
    <style:style style:name="P28" style:family="paragraph" style:parent-style-name="Standard">
      <style:paragraph-properties fo:text-align="start" style:justify-single-word="false"/>
      <style:text-properties officeooo:paragraph-rsid="003f68df"/>
    </style:style>
    <style:style style:name="P29" style:family="paragraph" style:parent-style-name="Standard">
      <style:paragraph-properties fo:text-align="start" style:justify-single-word="false"/>
      <style:text-properties officeooo:paragraph-rsid="0045fbd1"/>
    </style:style>
    <style:style style:name="P30" style:family="paragraph" style:parent-style-name="Standard">
      <style:paragraph-properties fo:text-align="center" style:justify-single-word="false"/>
      <style:text-properties officeooo:paragraph-rsid="00505bfe"/>
    </style:style>
    <style:style style:name="P31" style:family="paragraph" style:parent-style-name="Standard">
      <style:paragraph-properties fo:text-align="start" style:justify-single-word="false"/>
      <style:text-properties officeooo:rsid="004e733b" officeooo:paragraph-rsid="004e733b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3a989a" officeooo:paragraph-rsid="003a98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45fbd1" officeooo:paragraph-rsid="0045fbd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46ff3a" officeooo:paragraph-rsid="0046ff3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3c199a" officeooo:paragraph-rsid="003c199a"/>
    </style:style>
    <style:style style:name="P37" style:family="paragraph" style:parent-style-name="Table_20_Contents">
      <style:paragraph-properties fo:text-align="center" style:justify-single-word="false"/>
      <style:text-properties officeooo:rsid="003a989a" officeooo:paragraph-rsid="003fcb23"/>
    </style:style>
    <style:style style:name="P38" style:family="paragraph" style:parent-style-name="Table_20_Contents">
      <style:paragraph-properties fo:text-align="center" style:justify-single-word="false"/>
      <style:text-properties officeooo:rsid="003fcb23" officeooo:paragraph-rsid="003fcb23"/>
    </style:style>
    <style:style style:name="P39" style:family="paragraph" style:parent-style-name="Table_20_Contents">
      <style:paragraph-properties fo:text-align="center" style:justify-single-word="false"/>
      <style:text-properties officeooo:rsid="003ac4d7" officeooo:paragraph-rsid="003fcb23"/>
    </style:style>
    <style:style style:name="P40" style:family="paragraph" style:parent-style-name="Table_20_Contents">
      <style:paragraph-properties fo:text-align="center" style:justify-single-word="false"/>
      <style:text-properties officeooo:rsid="0047411b" officeooo:paragraph-rsid="0047411b"/>
    </style:style>
    <style:style style:name="P41" style:family="paragraph" style:parent-style-name="Table_20_Contents">
      <style:paragraph-properties fo:text-align="center" style:justify-single-word="false"/>
      <style:text-properties officeooo:rsid="00474e5c" officeooo:paragraph-rsid="00474e5c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f6da7" officeooo:paragraph-rsid="003f6da7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33b81" officeooo:paragraph-rsid="00533b8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bold" officeooo:rsid="004b5605" officeooo:paragraph-rsid="00505bfe" style:font-size-asian="10.5pt" style:font-weight-asian="bold" style:font-size-complex="12pt" style:font-weight-complex="bold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52e85d" officeooo:paragraph-rsid="0052e85d" style:font-size-asian="10.5pt" style:font-weight-asian="bold" style:font-size-complex="12pt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bold" officeooo:rsid="00533b81" officeooo:paragraph-rsid="00533b8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389275" officeooo:paragraph-rsid="004a5aa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45fbd1" officeooo:paragraph-rsid="0045fbd1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52e85d"/>
    </style:style>
    <style:style style:name="P52" style:family="paragraph" style:parent-style-name="Standard" style:list-style-name="L4">
      <style:paragraph-properties fo:text-align="start" style:justify-single-word="false"/>
      <style:text-properties officeooo:paragraph-rsid="0052e85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5d5872"/>
    </style:style>
    <style:style style:name="P54" style:family="paragraph" style:parent-style-name="Standard" style:list-style-name="L15">
      <style:paragraph-properties fo:text-align="start" style:justify-single-word="false"/>
      <style:text-properties officeooo:paragraph-rsid="0062a553"/>
    </style:style>
    <style:style style:name="P55" style:family="paragraph" style:parent-style-name="Standard">
      <style:paragraph-properties fo:text-align="start" style:justify-single-word="false"/>
      <style:text-properties officeooo:paragraph-rsid="006cc03c"/>
    </style:style>
    <style:style style:name="P56" style:family="paragraph" style:parent-style-name="Standard" style:list-style-name="L29">
      <style:paragraph-properties fo:text-align="start" style:justify-single-word="false"/>
      <style:text-properties officeooo:paragraph-rsid="006cc03c"/>
    </style:style>
    <style:style style:name="P57" style:family="paragraph" style:parent-style-name="Standard" style:list-style-name="L3">
      <style:paragraph-properties fo:text-align="start" style:justify-single-word="false"/>
      <style:text-properties officeooo:rsid="0052e85d" officeooo:paragraph-rsid="0052e85d"/>
    </style:style>
    <style:style style:name="P58" style:family="paragraph" style:parent-style-name="Standard" style:list-style-name="L5">
      <style:paragraph-properties fo:text-align="start" style:justify-single-word="false"/>
      <style:text-properties officeooo:rsid="005337ba" officeooo:paragraph-rsid="005337ba"/>
    </style:style>
    <style:style style:name="P59" style:family="paragraph" style:parent-style-name="Standard" style:list-style-name="L5">
      <style:paragraph-properties fo:text-align="start" style:justify-single-word="false"/>
      <style:text-properties officeooo:rsid="00533b81" officeooo:paragraph-rsid="00533b81"/>
    </style:style>
    <style:style style:name="P60" style:family="paragraph" style:parent-style-name="Standard" style:list-style-name="L27">
      <style:paragraph-properties fo:text-align="start" style:justify-single-word="false"/>
      <style:text-properties fo:font-weight="normal" officeooo:rsid="007102a9" officeooo:paragraph-rsid="007102a9" style:font-weight-asian="normal" style:font-weight-complex="normal"/>
    </style:style>
    <style:style style:name="P61" style:family="paragraph" style:parent-style-name="Standard" style:list-style-name="L27">
      <style:paragraph-properties fo:text-align="start" style:justify-single-word="false"/>
      <style:text-properties fo:font-weight="normal" officeooo:rsid="007102a9" officeooo:paragraph-rsid="0074024a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7102a9" officeooo:paragraph-rsid="007102a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7102a9" officeooo:paragraph-rsid="0074024a" style:font-weight-asian="normal" style:font-weight-complex="normal"/>
    </style:style>
    <style:style style:name="P64" style:family="paragraph" style:parent-style-name="Standard" style:list-style-name="L30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65" style:family="paragraph" style:parent-style-name="Standard" style:list-style-name="L31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66" style:family="paragraph" style:parent-style-name="Standard" style:list-style-name="L32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67" style:family="paragraph" style:parent-style-name="Standard" style:list-style-name="L32">
      <style:paragraph-properties fo:text-align="start" style:justify-single-word="false"/>
      <style:text-properties fo:font-weight="normal" officeooo:rsid="0078010c" officeooo:paragraph-rsid="0078010c" style:font-weight-asian="normal" style:font-weight-complex="normal"/>
    </style:style>
    <style:style style:name="P68" style:family="paragraph" style:parent-style-name="Standard" style:list-style-name="L32">
      <style:paragraph-properties fo:text-align="start" style:justify-single-word="false"/>
      <style:text-properties fo:font-weight="normal" officeooo:rsid="007a5c28" officeooo:paragraph-rsid="007a5c28" style:font-weight-asian="normal" style:font-weight-complex="normal"/>
    </style:style>
    <style:style style:name="P69" style:family="paragraph" style:parent-style-name="Standard" style:list-style-name="L32">
      <style:paragraph-properties fo:text-align="start" style:justify-single-word="false"/>
      <style:text-properties fo:font-weight="normal" officeooo:rsid="007a6d42" officeooo:paragraph-rsid="007a6d42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7a6d42" officeooo:paragraph-rsid="007a6d42" style:font-weight-asian="normal" style:font-weight-complex="normal"/>
    </style:style>
    <style:style style:name="P71" style:family="paragraph" style:parent-style-name="Standard" style:list-style-name="L33">
      <style:paragraph-properties fo:text-align="start" style:justify-single-word="false"/>
      <style:text-properties fo:font-weight="normal" officeooo:rsid="007aff6d" officeooo:paragraph-rsid="007aff6d" style:font-weight-asian="normal" style:font-weight-complex="normal"/>
    </style:style>
    <style:style style:name="P72" style:family="paragraph" style:parent-style-name="Standard" style:list-style-name="L34">
      <style:paragraph-properties fo:text-align="start" style:justify-single-word="false"/>
      <style:text-properties fo:font-weight="normal" officeooo:rsid="007b1f10" officeooo:paragraph-rsid="007b1f10" style:font-weight-asian="normal" style:font-weight-complex="normal"/>
    </style:style>
    <style:style style:name="P73" style:family="paragraph" style:parent-style-name="Standard" style:list-style-name="L34">
      <style:paragraph-properties fo:text-align="start" style:justify-single-word="false"/>
      <style:text-properties fo:font-weight="normal" officeooo:rsid="007b4741" officeooo:paragraph-rsid="007b4741" style:font-weight-asian="normal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officeooo:rsid="00548fff" officeooo:paragraph-rsid="00548fff"/>
    </style:style>
    <style:style style:name="P75" style:family="paragraph" style:parent-style-name="Standard" style:list-style-name="L5">
      <style:paragraph-properties fo:text-align="start" style:justify-single-word="false"/>
      <style:text-properties officeooo:rsid="0055b07f" officeooo:paragraph-rsid="0055b07f"/>
    </style:style>
    <style:style style:name="P76" style:family="paragraph" style:parent-style-name="Standard" style:list-style-name="L16">
      <style:paragraph-properties fo:text-align="start" style:justify-single-word="false"/>
      <style:text-properties officeooo:rsid="00645a0b" officeooo:paragraph-rsid="00645a0b"/>
    </style:style>
    <style:style style:name="P77" style:family="paragraph" style:parent-style-name="Standard" style:list-style-name="L16">
      <style:paragraph-properties fo:text-align="start" style:justify-single-word="false"/>
      <style:text-properties officeooo:rsid="006622e3" officeooo:paragraph-rsid="006622e3"/>
    </style:style>
    <style:style style:name="P78" style:family="paragraph" style:parent-style-name="Standard" style:list-style-name="L16">
      <style:paragraph-properties fo:text-align="start" style:justify-single-word="false"/>
      <style:text-properties officeooo:rsid="0067fbeb" officeooo:paragraph-rsid="0067fbeb"/>
    </style:style>
    <style:style style:name="P79" style:family="paragraph" style:parent-style-name="Standard">
      <style:paragraph-properties fo:text-align="start" style:justify-single-word="false"/>
      <style:text-properties officeooo:rsid="0067fbeb" officeooo:paragraph-rsid="0067fbeb"/>
    </style:style>
    <style:style style:name="P80" style:family="paragraph" style:parent-style-name="Standard" style:list-style-name="L19">
      <style:paragraph-properties fo:text-align="start" style:justify-single-word="false"/>
      <style:text-properties officeooo:rsid="006969ba" officeooo:paragraph-rsid="006969ba"/>
    </style:style>
    <style:style style:name="P81" style:family="paragraph" style:parent-style-name="Standard" style:list-style-name="L20">
      <style:paragraph-properties fo:text-align="start" style:justify-single-word="false"/>
      <style:text-properties officeooo:rsid="006b6fd9" officeooo:paragraph-rsid="006b6fd9"/>
    </style:style>
    <style:style style:name="P82" style:family="paragraph" style:parent-style-name="Standard" style:list-style-name="L20">
      <style:paragraph-properties fo:text-align="start" style:justify-single-word="false"/>
      <style:text-properties officeooo:rsid="006b6fd9" officeooo:paragraph-rsid="006cc03c"/>
    </style:style>
    <style:style style:name="P83" style:family="paragraph" style:parent-style-name="Standard">
      <style:paragraph-properties fo:text-align="start" style:justify-single-word="false"/>
      <style:text-properties officeooo:rsid="006b6fd9" officeooo:paragraph-rsid="006cc03c"/>
    </style:style>
    <style:style style:name="P84" style:family="paragraph" style:parent-style-name="Standard">
      <style:paragraph-properties fo:text-align="start" style:justify-single-word="false"/>
      <style:text-properties officeooo:rsid="006cc03c" officeooo:paragraph-rsid="006cc03c"/>
    </style:style>
    <style:style style:name="P85" style:family="paragraph" style:parent-style-name="Standard" style:list-style-name="L23">
      <style:paragraph-properties fo:text-align="start" style:justify-single-word="false"/>
      <style:text-properties officeooo:rsid="006cc03c" officeooo:paragraph-rsid="006cc03c"/>
    </style:style>
    <style:style style:name="P86" style:family="paragraph" style:parent-style-name="Standard" style:list-style-name="L24">
      <style:paragraph-properties fo:text-align="start" style:justify-single-word="false"/>
      <style:text-properties officeooo:rsid="006cc03c" officeooo:paragraph-rsid="006cc03c"/>
    </style:style>
    <style:style style:name="P87" style:family="paragraph" style:parent-style-name="Standard" style:list-style-name="L25">
      <style:paragraph-properties fo:text-align="start" style:justify-single-word="false"/>
      <style:text-properties officeooo:rsid="006fe081" officeooo:paragraph-rsid="0070460f"/>
    </style:style>
    <style:style style:name="P88" style:family="paragraph" style:parent-style-name="Standard" style:list-style-name="L27">
      <style:paragraph-properties fo:text-align="start" style:justify-single-word="false"/>
      <style:text-properties officeooo:rsid="006fe081" officeooo:paragraph-rsid="0070460f"/>
    </style:style>
    <style:style style:name="P89" style:family="paragraph" style:parent-style-name="Standard" style:list-style-name="L27">
      <style:paragraph-properties fo:text-align="start" style:justify-single-word="false"/>
      <style:text-properties officeooo:rsid="006fe081" officeooo:paragraph-rsid="007102a9"/>
    </style:style>
    <style:style style:name="P90" style:family="paragraph" style:parent-style-name="Standard" style:list-style-name="L27">
      <style:paragraph-properties fo:text-align="start" style:justify-single-word="false"/>
      <style:text-properties officeooo:rsid="007102a9" officeooo:paragraph-rsid="007102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708" style:font-weight-asian="normal" style:font-weight-complex="normal"/>
    </style:style>
    <style:style style:name="T3" style:family="text">
      <style:text-properties fo:font-weight="normal" officeooo:rsid="00146402" style:font-weight-asian="normal" style:font-weight-complex="normal"/>
    </style:style>
    <style:style style:name="T4" style:family="text">
      <style:text-properties fo:font-weight="normal" officeooo:rsid="0015fd8c" style:font-weight-asian="normal" style:font-weight-complex="normal"/>
    </style:style>
    <style:style style:name="T5" style:family="text">
      <style:text-properties fo:font-weight="normal" officeooo:rsid="00171bd5" style:font-weight-asian="normal" style:font-weight-complex="normal"/>
    </style:style>
    <style:style style:name="T6" style:family="text">
      <style:text-properties fo:font-weight="normal" officeooo:rsid="0017da6e" style:font-weight-asian="normal" style:font-weight-complex="normal"/>
    </style:style>
    <style:style style:name="T7" style:family="text">
      <style:text-properties fo:font-weight="normal" officeooo:rsid="001bb9f3" style:font-weight-asian="normal" style:font-weight-complex="normal"/>
    </style:style>
    <style:style style:name="T8" style:family="text">
      <style:text-properties fo:font-weight="normal" officeooo:rsid="001c3a8d" style:font-weight-asian="normal" style:font-weight-complex="normal"/>
    </style:style>
    <style:style style:name="T9" style:family="text">
      <style:text-properties fo:font-weight="normal" officeooo:rsid="001dc035" style:font-weight-asian="normal" style:font-weight-complex="normal"/>
    </style:style>
    <style:style style:name="T10" style:family="text">
      <style:text-properties fo:font-weight="normal" officeooo:rsid="001f81d9" style:font-weight-asian="normal" style:font-weight-complex="normal"/>
    </style:style>
    <style:style style:name="T11" style:family="text">
      <style:text-properties fo:font-weight="normal" officeooo:rsid="00242db4" style:font-weight-asian="normal" style:font-weight-complex="normal"/>
    </style:style>
    <style:style style:name="T12" style:family="text">
      <style:text-properties officeooo:rsid="0017da6e"/>
    </style:style>
    <style:style style:name="T13" style:family="text">
      <style:text-properties officeooo:rsid="00298666"/>
    </style:style>
    <style:style style:name="T14" style:family="text">
      <style:text-properties officeooo:rsid="002dbe03"/>
    </style:style>
    <style:style style:name="T15" style:family="text">
      <style:text-properties officeooo:rsid="002ee9cc"/>
    </style:style>
    <style:style style:name="T16" style:family="text">
      <style:text-properties officeooo:rsid="003472b5"/>
    </style:style>
    <style:style style:name="T17" style:family="text">
      <style:text-properties officeooo:rsid="0034c4cf"/>
    </style:style>
    <style:style style:name="T18" style:family="text">
      <style:text-properties style:font-name="Ubuntu" fo:font-size="12pt" style:text-underline-style="solid" style:text-underline-width="auto" style:text-underline-color="font-color" fo:font-weight="bold" officeooo:rsid="0037cc66" style:font-size-asian="10.5pt" style:font-weight-asian="bold" style:font-size-complex="12pt" style:font-weight-complex="bold"/>
    </style:style>
    <style:style style:name="T19" style:family="text">
      <style:text-properties style:font-name="Ubuntu" fo:font-size="12pt" style:text-underline-style="solid" style:text-underline-width="auto" style:text-underline-color="font-color" fo:font-weight="bold" officeooo:rsid="00389275" style:font-size-asian="10.5pt" style:font-weight-asian="bold" style:font-size-complex="12pt" style:font-weight-complex="bold"/>
    </style:style>
    <style:style style:name="T20" style:family="text">
      <style:text-properties style:font-name="Ubuntu" fo:font-size="12pt" style:text-underline-style="solid" style:text-underline-width="auto" style:text-underline-color="font-color" fo:font-weight="bold" officeooo:rsid="0039fdb9" style:font-size-asian="10.5pt" style:font-weight-asian="bold" style:font-size-complex="12pt" style:font-weight-complex="bold"/>
    </style:style>
    <style:style style:name="T2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style:text-underline-style="none" fo:font-weight="normal" officeooo:rsid="0037cc66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style:text-underline-style="none" fo:font-weight="normal" officeooo:rsid="00389275" style:font-size-asian="10.5pt" style:font-weight-asian="normal" style:font-size-complex="12pt" style:font-weight-complex="normal"/>
    </style:style>
    <style:style style:name="T24" style:family="text">
      <style:text-properties style:font-name="Ubuntu" fo:font-size="12pt" style:text-underline-style="none" fo:font-weight="normal" officeooo:rsid="0039fdb9" style:font-size-asian="10.5pt" style:font-weight-asian="normal" style:font-size-complex="12pt" style:font-weight-complex="normal"/>
    </style:style>
    <style:style style:name="T25" style:family="text">
      <style:text-properties style:font-name="Ubuntu" fo:font-size="12pt" style:text-underline-style="none" fo:font-weight="normal" officeooo:rsid="004e733b" style:font-size-asian="10.5pt" style:font-weight-asian="normal" style:font-size-complex="12pt" style:font-weight-complex="normal"/>
    </style:style>
    <style:style style:name="T26" style:family="text">
      <style:text-properties style:font-name="Ubuntu" fo:font-size="12pt" style:text-underline-style="none" fo:font-weight="normal" officeooo:rsid="0052e85d" style:font-size-asian="10.5pt" style:font-weight-asian="normal" style:font-size-complex="12pt" style:font-weight-complex="normal"/>
    </style:style>
    <style:style style:name="T27" style:family="text">
      <style:text-properties style:font-name="Ubuntu" fo:font-size="12pt" style:text-underline-style="none" fo:font-weight="normal" officeooo:rsid="00548fff" style:font-size-asian="10.5pt" style:font-weight-asian="normal" style:font-size-complex="12pt" style:font-weight-complex="normal"/>
    </style:style>
    <style:style style:name="T28" style:family="text">
      <style:text-properties style:font-name="Ubuntu" fo:font-size="12pt" style:text-underline-style="none" fo:font-weight="normal" officeooo:rsid="00576c8c" style:font-size-asian="10.5pt" style:font-weight-asian="normal" style:font-size-complex="12pt" style:font-weight-complex="normal"/>
    </style:style>
    <style:style style:name="T29" style:family="text">
      <style:text-properties style:font-name="Ubuntu" fo:font-size="12pt" style:text-underline-style="none" fo:font-weight="normal" officeooo:rsid="00594bf2" style:font-size-asian="10.5pt" style:font-weight-asian="normal" style:font-size-complex="12pt" style:font-weight-complex="normal"/>
    </style:style>
    <style:style style:name="T30" style:family="text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T31" style:family="text">
      <style:text-properties style:font-name="Ubuntu" fo:font-size="12pt" style:text-underline-style="none" fo:font-weight="bold" officeooo:rsid="00367045" style:font-size-asian="10.5pt" style:font-weight-asian="bold" style:font-size-complex="12pt" style:font-weight-complex="bold"/>
    </style:style>
    <style:style style:name="T32" style:family="text">
      <style:text-properties style:font-name="Ubuntu" fo:font-size="12pt" style:text-underline-style="none" fo:font-weight="bold" officeooo:rsid="0037cc66" style:font-size-asian="10.5pt" style:font-weight-asian="bold" style:font-size-complex="12pt" style:font-weight-complex="bold"/>
    </style:style>
    <style:style style:name="T33" style:family="text">
      <style:text-properties style:font-name="Ubuntu" fo:font-size="12pt" style:text-underline-style="none" fo:font-weight="bold" officeooo:rsid="0052e85d" style:font-size-asian="10.5pt" style:font-weight-asian="bold" style:font-size-complex="12pt" style:font-weight-complex="bold"/>
    </style:style>
    <style:style style:name="T34" style:family="text">
      <style:text-properties style:font-name="Ubuntu" fo:font-size="12pt" style:text-underline-style="none" fo:font-weight="bold" officeooo:rsid="00560174" style:font-size-asian="10.5pt" style:font-weight-asian="bold" style:font-size-complex="12pt" style:font-weight-complex="bold"/>
    </style:style>
    <style:style style:name="T35" style:family="text">
      <style:text-properties style:font-name="Ubuntu" style:text-underline-style="solid" style:text-underline-width="auto" style:text-underline-color="font-color" fo:font-weight="bold" officeooo:rsid="00445346" style:font-weight-asian="bold" style:font-weight-complex="bold"/>
    </style:style>
    <style:style style:name="T36" style:family="text">
      <style:text-properties style:font-name="Ubuntu" style:text-underline-style="solid" style:text-underline-width="auto" style:text-underline-color="font-color" fo:font-weight="bold" officeooo:rsid="0045fbd1" style:font-weight-asian="bold" style:font-weight-complex="bold"/>
    </style:style>
    <style:style style:name="T37" style:family="text">
      <style:text-properties style:font-name="Ubuntu" style:text-underline-style="none"/>
    </style:style>
    <style:style style:name="T38" style:family="text">
      <style:text-properties style:font-name="Ubuntu" style:text-underline-style="none" fo:font-weight="normal" style:font-weight-asian="normal" style:font-weight-complex="normal"/>
    </style:style>
    <style:style style:name="T39" style:family="text">
      <style:text-properties style:font-name="Ubuntu" style:text-underline-style="none" fo:font-weight="normal" officeooo:rsid="00445346" style:font-weight-asian="normal" style:font-weight-complex="normal"/>
    </style:style>
    <style:style style:name="T40" style:family="text">
      <style:text-properties style:font-name="Ubuntu" style:text-underline-style="none" fo:font-weight="normal" officeooo:rsid="0045fbd1" style:font-weight-asian="normal" style:font-weight-complex="normal"/>
    </style:style>
    <style:style style:name="T41" style:family="text">
      <style:text-properties style:font-name="Ubuntu" style:text-underline-style="none" fo:font-weight="normal" officeooo:rsid="005b006b" style:font-weight-asian="normal" style:font-weight-complex="normal"/>
    </style:style>
    <style:style style:name="T42" style:family="text">
      <style:text-properties style:font-name="Ubuntu" style:text-underline-style="none" fo:font-weight="normal" officeooo:rsid="005bdd6a" style:font-weight-asian="normal" style:font-weight-complex="normal"/>
    </style:style>
    <style:style style:name="T43" style:family="text">
      <style:text-properties style:font-name="Ubuntu" style:text-underline-style="none" fo:font-weight="normal" officeooo:rsid="0062a553" style:font-weight-asian="normal" style:font-weight-complex="normal"/>
    </style:style>
    <style:style style:name="T44" style:family="text">
      <style:text-properties style:font-name="Ubuntu" style:text-underline-style="none" fo:font-weight="normal" officeooo:rsid="0065d065" style:font-weight-asian="normal" style:font-weight-complex="normal"/>
    </style:style>
    <style:style style:name="T45" style:family="text">
      <style:text-properties style:font-name="Ubuntu" style:text-underline-style="none" fo:font-weight="normal" officeooo:rsid="006969ba" style:font-weight-asian="normal" style:font-weight-complex="normal"/>
    </style:style>
    <style:style style:name="T46" style:family="text">
      <style:text-properties style:font-name="Ubuntu" style:text-underline-style="none" fo:font-weight="normal" officeooo:rsid="006b6fd9" style:font-weight-asian="normal" style:font-weight-complex="normal"/>
    </style:style>
    <style:style style:name="T47" style:family="text">
      <style:text-properties style:font-name="Ubuntu" style:text-underline-style="none" fo:font-weight="normal" officeooo:rsid="0070460f" style:font-weight-asian="normal" style:font-weight-complex="normal"/>
    </style:style>
    <style:style style:name="T48" style:family="text">
      <style:text-properties style:font-name="Ubuntu" style:text-underline-style="none" fo:font-weight="normal" officeooo:rsid="007102a9" style:font-weight-asian="normal" style:font-weight-complex="normal"/>
    </style:style>
    <style:style style:name="T49" style:family="text">
      <style:text-properties style:font-name="Ubuntu" style:text-underline-style="none" fo:font-weight="normal" officeooo:rsid="006cc03c" style:font-weight-asian="normal" style:font-weight-complex="normal"/>
    </style:style>
    <style:style style:name="T50" style:family="text">
      <style:text-properties style:font-name="Ubuntu" style:text-underline-style="none" fo:font-weight="bold" style:font-weight-asian="bold" style:font-weight-complex="bold"/>
    </style:style>
    <style:style style:name="T51" style:family="text">
      <style:text-properties style:font-name="Ubuntu" style:text-underline-style="none" fo:font-weight="bold" officeooo:rsid="005b006b" style:font-weight-asian="bold" style:font-weight-complex="bold"/>
    </style:style>
    <style:style style:name="T52" style:family="text">
      <style:text-properties style:font-name="Ubuntu" style:text-underline-style="none" fo:font-weight="bold" officeooo:rsid="0065d065" style:font-weight-asian="bold" style:font-weight-complex="bold"/>
    </style:style>
    <style:style style:name="T53" style:family="text">
      <style:text-properties style:font-name="Ubuntu" style:text-underline-style="none" fo:font-weight="bold" officeooo:rsid="0070460f" style:font-weight-asian="bold" style:font-weight-complex="bold"/>
    </style:style>
    <style:style style:name="T54" style:family="text">
      <style:text-properties style:font-name="Ubuntu" style:text-underline-style="none" fo:font-weight="bold" officeooo:rsid="007102a9" style:font-weight-asian="bold" style:font-weight-complex="bold"/>
    </style:style>
    <style:style style:name="T55" style:family="text">
      <style:text-properties style:font-name="Ubuntu" style:text-underline-style="none" fo:font-weight="bold" officeooo:rsid="0074024a" style:font-weight-asian="bold" style:font-weight-complex="bold"/>
    </style:style>
    <style:style style:name="T56" style:family="text">
      <style:text-properties style:font-name="Ubuntu" style:text-underline-style="none" officeooo:rsid="0074024a"/>
    </style:style>
    <style:style style:name="T57" style:family="text">
      <style:text-properties style:font-name="Ubuntu" style:text-underline-style="none" officeooo:rsid="007a5c28"/>
    </style:style>
    <style:style style:name="T58" style:family="text">
      <style:text-properties style:font-name="Ubuntu" style:text-underline-style="none" officeooo:rsid="007aff6d"/>
    </style:style>
    <style:style style:name="T59" style:family="text">
      <style:text-properties style:font-name="Ubuntu" style:text-underline-style="none" officeooo:rsid="007b4741"/>
    </style:style>
    <style:style style:name="T60" style:family="text">
      <style:text-properties style:font-name="Ubuntu" fo:font-size="40pt" style:text-underline-style="none" fo:font-weight="bold" officeooo:rsid="0045fbd1" style:font-size-asian="35pt" style:font-weight-asian="bold" style:font-size-complex="40pt" style:font-weight-complex="bold"/>
    </style:style>
    <style:style style:name="T61" style:family="text">
      <style:text-properties style:font-name="Ubuntu" fo:font-size="40pt" style:text-underline-style="none" fo:font-weight="bold" officeooo:rsid="004b5605" style:font-size-asian="35pt" style:font-weight-asian="bold" style:font-size-complex="40pt" style:font-weight-complex="bold"/>
    </style:style>
    <style:style style:name="T62" style:family="text">
      <style:text-properties officeooo:rsid="003ac4d7"/>
    </style:style>
    <style:style style:name="T63" style:family="text">
      <style:text-properties officeooo:rsid="003f6da7"/>
    </style:style>
    <style:style style:name="T64" style:family="text">
      <style:text-properties officeooo:rsid="004291d5"/>
    </style:style>
    <style:style style:name="T65" style:family="text">
      <style:text-properties fo:font-weight="bold" officeooo:rsid="00389275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389275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367045" style:font-weight-asian="bold" style:font-weight-complex="bold"/>
    </style:style>
    <style:style style:name="T68" style:family="text">
      <style:text-properties officeooo:rsid="0036704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cm" fo:text-indent="-0.635cm" fo:margin-left="1.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95cm" fo:text-indent="-0.635cm" fo:margin-left="2.3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cm" fo:text-indent="-0.635cm" fo:margin-left="3.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65cm" fo:text-indent="-0.635cm" fo:margin-left="3.6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cm" fo:text-indent="-0.635cm" fo:margin-left="4.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35cm" fo:text-indent="-0.635cm" fo:margin-left="4.9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cm" fo:text-indent="-0.635cm" fo:margin-left="5.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05cm" fo:text-indent="-0.635cm" fo:margin-left="6.2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cm" fo:text-indent="-0.635cm" fo:margin-left="6.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75cm" fo:text-indent="-0.635cm" fo:margin-left="7.47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3cm" fo:text-indent="-0.635cm" fo:margin-left="8.403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7cm" fo:text-indent="-0.635cm" fo:margin-left="8.357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</text:p>
      <text:p text:style-name="P1">Artificial</text:p>
      <text:p text:style-name="P1"/>
      <text:p text:style-name="P1"/>
      <text:p text:style-name="P1"/>
      <text:p text:style-name="P1">Relatório</text:p>
      <text:p text:style-name="P1">Geral</text:p>
      <text:p text:style-name="P3">Trabalho 1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tegrantes: Daniel Paiva, Lúcio Reis, Patrícia Raposo</text:p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Sumário:</text:p>
      <text:p text:style-name="P5"/>
      <text:p text:style-name="P7"/>
      <text:p text:style-name="P7">Regras do jogo………………………………………………………………..</text:p>
      <text:p text:style-name="P7"/>
      <text:p text:style-name="P7"/>
      <text:p text:style-name="P7"><text:span text:style-name="T17">Justificativa para a escolha do jogo</text:span>………………………………………..</text:p>
      <text:p text:style-name="P7"/>
      <text:p text:style-name="P8"/>
      <text:p text:style-name="P8"><text:span text:style-name="T17">Formalização do problema…………………………………………………</text:span>.</text:p>
      <text:p text:style-name="P8"/>
      <text:p text:style-name="P8"/>
      <text:p text:style-name="P8">Documentação………………………………………………………………..</text:p>
      <text:p text:style-name="P8"/>
      <text:p text:style-name="P8"/>
      <text:p text:style-name="P8">Instruções de execução……………………………………………………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Regras do jogo:</text:p>
      <text:p text:style-name="P15"/>
      <text:p text:style-name="P15"/>
      <text:p text:style-name="P15"><text:span text:style-name="T2"><text:tab/>Foi implementado um jogo de dominó</text:span> <text:span text:style-name="T2">cujas regras consideradas foram praticamente as do dominó clássico, algumas adaptações foram feitas e serão especificadas abaixo </text:span><text:span text:style-name="T6">junto às outras regras:</text:span></text:p>
      <text:p text:style-name="P10"><text:tab/></text:p>
      <text:p text:style-name="P16"><text:span text:style-name="T12">1)</text:span><text:span text:style-name="T3"> </text:span><text:span text:style-name="T2">O jogo </text:span><text:span text:style-name="T3">tem um total de 28 pedras, cada uma com dois lados contendo um numero de 1 até 6 em cada lado, as pedras representam todas as combinações possíveis dos números 1 a 6.(1,1; 1,2; 1,3;……;6,6)</text:span></text:p>
      <text:p text:style-name="P11"><text:tab/></text:p>
      <text:p text:style-name="P16"><text:span text:style-name="T12">2)</text:span><text:span text:style-name="T3"> O jogo tem dois jogadores adversários, cada jogador inicia o jogo com uma mão de 7 pedras escolhidas aleatoriamente, e as 14 pedras restantes ficam </text:span><text:span text:style-name="T5">empilhados</text:span><text:span text:style-name="T3"> para compra, </text:span><text:span text:style-name="T4">o jogador com a maior pedra de lados iguais(1,1;2,2;3,3;…..) joga primeiro, caso nenhum dos dois tenha uma pedra com os lados iguais, </text:span><text:span text:style-name="T5">o primeiro a jogar é aquele que contém a pedra com a maior soma, e essa pedra será a primeira jogada.</text:span></text:p>
      <text:p text:style-name="P11"/>
      <text:p text:style-name="P17"><text:span text:style-name="T12">3</text:span>)<text:span text:style-name="T1"> A jogada </text:span><text:span text:style-name="T11">da pedra </text:span><text:span text:style-name="T5">depende dos dois extremos </text:span><text:span text:style-name="T6">d</text:span><text:span text:style-name="T5">a mesa</text:span><text:span text:style-name="T6">(esquerda e direita)</text:span><text:span text:style-name="T5">, </text:span><text:span text:style-name="T6">se posiciona uma pedra no extremo com o número correspondente a essa pedra jogada, juntando os dois lados com o mesmo número , caso o jogador não possua nehuma peça que possa ser jogada, ele compra uma nova peça da pilha de compra e passa a vez, caso a pilha de compra esteja vazia a vez do jogador passa sem nenhuma ação.</text:span></text:p>
      <text:p text:style-name="P12"/>
      <text:p text:style-name="P18">4) <text:span text:style-name="T7">Uma rodada termina após a vez de ambos os jogadores, independente da ação deles em suas respectivas jogadas, o jogo termina caso no fim de uma rodada no mínimo um dos jogadores esteja sem pe</text:span><text:span text:style-name="T9">dras</text:span><text:span text:style-name="T7"> ou se nenhum dos dois puder realizar nenhuma ação </text:span><text:span text:style-name="T8">numa rodada</text:span><text:span text:style-name="T7">(nenhuma peça jogável na rodada e pilha de compra vazia).</text:span></text:p>
      <text:p text:style-name="P13"/>
      <text:p text:style-name="P19">5) <text:span text:style-name="T1">Após o fim do jogo <text:s/>se ambos estão sem pedras considera-se como empate, se apenas um dos jogadores está sem pedra este é o vencedor e se ambos ainda têm pedras, s</text:span><text:span text:style-name="T10">oma-se os valores das pedras que cada jogador contém, (o valor de uma pedra é definido pela soma dos seus lados) sai vitorioso aquele cuja a soma das pedras restantes em sua mão seja menor, caso a soma dos valores dos dois jogadores sejam iguais ocorre um empate.</text:span></text:p>
      <text:p text:style-name="P12"/>
      <text:p text:style-name="P12"/>
      <text:p text:style-name="P5"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Justifica<text:span text:style-name="T16">tiva</text:span> da escolha:</text:p>
      <text:p text:style-name="P9"/>
      <text:p text:style-name="P6"/>
      <text:p text:style-name="P6"><text:tab/><text:span text:style-name="T13">O jogo oferece um desafio coerente com o objetivo da disciplina, por se tratar de um jogo com fatores de natureza estocástica, se faz necessária a utilização do algoritmo expect MiniMax em oposição a jogos mais simples como o jogo da velha que podem ser resolvidos com um MiniMax simples, além disso, a quantidade de peças e as possibilidades de jogadas criam um desafio <text:s/>para a implementação dos algoritmos de Monte Carlo tree e Expect MiniMax devido ao grande leque de cenários possíveis no jogo.</text:span></text:p>
      <text:p text:style-name="P6"><text:tab/><text:span text:style-name="T14">Trata-se de um ambiente parcialmente observável com multi-agentes, já que o jogo possui dois jogadores e estes só tem visibilidade de suas respectivas mãos e das pedras jogadas na mesa, não tendo visibilidade da mão do jogador adversário e nem das pedras na pilha de compra, é não determinístico, já que a compra de pedras da pilha de compra é aleatória entre elas, necessitando o uso de probabilidades.</text:span></text:p>
      <text:p text:style-name="P6"><text:tab/><text:span text:style-name="T15">O jogo é sequencial, já que cada alteração na mesa por uma jogada afeta diretamente a próxima jogada, é estático pois o ambiente muda ou não apenas após cada jogada, e é discreto pois há um número limitado de possibilidades de ação, e os possíveis resultados de cada ação também são limitado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Formalização do problema:</text:p>
      <text:p text:style-name="P14"/>
      <text:p text:style-name="P14"/>
      <text:p text:style-name="P27"><text:span text:style-name="T31"><text:tab/></text:span><text:span text:style-name="T20">States:</text:span><text:span text:style-name="T24"> <text:s text:c="2"/>X pedras com o jogador um <text:s text:c="21"/>X &gt;= 0 e X &lt;= 14</text:span></text:p>
      <text:p text:style-name="P23"><text:tab/><text:tab/> <text:s text:c="3"/>Y pedras com o jogador dois <text:s text:c="20"/>Y &gt;= 0 e Y &lt;= 14</text:p>
      <text:p text:style-name="P23"><text:tab/><text:tab/> <text:s text:c="3"/>Z pedras na pilha de compras <text:s text:c="18"/>Z &gt;= 0 e Z &lt;= 14</text:p>
      <text:p text:style-name="P24"><text:tab/><text:tab/> <text:s text:c="2"/>W pedras na mesa <text:s text:c="39"/>W &gt;= 0 e W &lt;= 28 <text:s text:c="3"/></text:p>
      <text:p text:style-name="P24"><text:tab/><text:tab/> <text:s text:c="2"/></text:p>
      <text:p text:style-name="P42"><text:tab/><text:tab/> <text:s text:c="2"/>A – valor canto esquerdo <text:s text:c="27"/>A &gt;= 1 e A &lt;= 6</text:p>
      <text:p text:style-name="P24"><text:span text:style-name="T63"><text:tab/><text:tab/> <text:s text:c="2"/>B – valor canto direito <text:s/></text:span><text:s text:c="32"/><text:span text:style-name="T63">B &gt;= 1 e B &lt;= 6</text:span></text:p>
      <text:p text:style-name="P24"/>
      <text:p text:style-name="P49"/>
      <text:p text:style-name="P25"><text:span text:style-name="T65"><text:tab/></text:span><text:span text:style-name="T66">Initial State</text:span><text:span text:style-name="T67">:</text:span><text:span text:style-name="T68"> <text:s text:c="2"/>O estado inicial é definido por 7 peças na mão do jogador um(X = 7), 7 peças na mão do jogador dois(Y = 7), 14 peças na pilha de compra(Z = 14), e 0 peças na mesa de jogadas(W = 0).</text:span></text:p>
      <text:p text:style-name="P23"><text:tab/><text:tab/> <text:s text:c="4"/></text:p>
      <text:p text:style-name="P22"/>
      <text:p text:style-name="P28"><text:span text:style-name="T22"><text:tab/></text:span><text:span text:style-name="T20">Action(State)</text:span><text:span text:style-name="T18">:</text:span><text:span text:style-name="T32"> <text:s/></text:span><text:span text:style-name="T22">Há três ações diferentes: Jogar pedra</text:span><text:span text:style-name="T23">(A1)</text:span><text:span text:style-name="T22">, Comprar</text:span><text:span text:style-name="T23">(A2)</text:span><text:span text:style-name="T22"> e Passar a vez</text:span><text:span text:style-name="T23">(A3)</text:span><text:span text:style-name="T22">(para o caso de não ser possível fazer nada).</text:span></text:p>
      <text:p text:style-name="P20"/>
      <text:p text:style-name="P21"><text:tab/></text:p>
      <text:p text:style-name="P28"><text:span text:style-name="T22"><text:tab/></text:span><text:span text:style-name="T20">Result(State, Action)</text:span><text:span text:style-name="T19">:</text:span><text:span text:style-name="T23"> </text:span></text:p>
      <text:p text:style-name="P2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3">A1</text:p>
          </table:table-cell>
          <table:table-cell table:style-name="Table1.B1" office:value-type="string">
            <text:p text:style-name="P33">A2</text:p>
          </table:table-cell>
          <table:table-cell table:style-name="Table1.D1" office:value-type="string">
            <text:p text:style-name="P33">A3</text:p>
          </table:table-cell>
        </table:table-row>
        <table:table-row>
          <table:table-cell table:style-name="Table1.A2" office:value-type="string">
            <text:p text:style-name="P33"/>
            <text:p text:style-name="P33">Result</text:p>
            <text:p text:style-name="P33"/>
          </table:table-cell>
          <table:table-cell table:style-name="Table1.C2" office:value-type="string">
            <text:p text:style-name="P37">W + 1</text:p>
            <text:p text:style-name="P37"><text:s/><text:span text:style-name="T62">X - 1 ou Y - 1</text:span></text:p>
            <text:p text:style-name="P38">A ou B <text:span text:style-name="T64">têm</text:span> valor <text:span text:style-name="T64">atualizado</text:span></text:p>
          </table:table-cell>
          <table:table-cell table:style-name="Table1.C2" office:value-type="string">
            <text:p text:style-name="P39"/>
            <text:p text:style-name="P39">Z - 1 </text:p>
            <text:p text:style-name="P39">X + 1 ou Y + 1</text:p>
          </table:table-cell>
          <table:table-cell table:style-name="Table1.D2" office:value-type="string">
            <text:p text:style-name="P36"/>
            <text:p text:style-name="P36">Sem alteração</text:p>
          </table:table-cell>
        </table:table-row>
      </table:table>
      <text:p text:style-name="P27"/>
      <text:p text:style-name="P29"><text:tab/></text:p>
      <text:p text:style-name="P29"><text:span text:style-name="T39"><text:tab/></text:span><text:span text:style-name="T35">Terminal </text:span><text:span text:style-name="T36">T</text:span><text:span text:style-name="T35">est(State):</text:span><text:span text:style-name="T39"> <text:s/></text:span></text:p>
      <text:p text:style-name="P50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2"/>
          </table:table-cell>
          <table:table-cell table:style-name="Table2.B1" office:value-type="string">
            <text:p text:style-name="P35">Terminal 1</text:p>
          </table:table-cell>
          <table:table-cell table:style-name="Table2.B1" office:value-type="string">
            <text:p text:style-name="P35">Terminal 2</text:p>
          </table:table-cell>
          <table:table-cell table:style-name="Table2.B1" office:value-type="string">
            <text:p text:style-name="P35">Terminal 3</text:p>
          </table:table-cell>
          <table:table-cell table:style-name="Table2.E1" office:value-type="string">
            <text:p text:style-name="P35">Terminal 4</text:p>
          </table:table-cell>
        </table:table-row>
        <table:table-row>
          <table:table-cell table:style-name="Table2.A2" office:value-type="string">
            <text:p text:style-name="P34"/>
            <text:p text:style-name="P34">Condição</text:p>
          </table:table-cell>
          <table:table-cell table:style-name="Table2.D2" office:value-type="string">
            <text:p text:style-name="P40"/>
            <text:p text:style-name="P40">X = 0</text:p>
            <text:p text:style-name="P40">Y &gt; 0</text:p>
          </table:table-cell>
          <table:table-cell table:style-name="Table2.D2" office:value-type="string">
            <text:p text:style-name="P40"/>
            <text:p text:style-name="P40">X &gt; 0</text:p>
            <text:p text:style-name="P40">Y = 0</text:p>
          </table:table-cell>
          <table:table-cell table:style-name="Table2.D2" office:value-type="string">
            <text:p text:style-name="P40"/>
            <text:p text:style-name="P40">X = 0</text:p>
            <text:p text:style-name="P40">Y= 0</text:p>
          </table:table-cell>
          <table:table-cell table:style-name="Table2.E2" office:value-type="string">
            <text:p text:style-name="P40">X &gt; 0</text:p>
            <text:p text:style-name="P40">Y &gt; 0</text:p>
            <text:p text:style-name="P41">Z = 0</text:p>
            <text:p text:style-name="P41">ambas ações A3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31"><text:span text:style-name="T40">F</text:span><text:span text:style-name="T38">alta função de avaliação!!!!!!</text:span></text:p>
      <text:p text:style-name="P50"/>
      <text:p text:style-name="P50"/>
      <text:p text:style-name="P50"/>
      <text:p text:style-name="P30"><text:soft-page-break/><text:span text:style-name="T60">D</text:span><text:span text:style-name="T61">ocumentação:</text:span></text:p>
      <text:p text:style-name="P46"/>
      <text:list xml:id="list3532467880" text:style-name="L1">
        <text:list-item>
          <text:p text:style-name="P51"><text:span text:style-name="T25">C</text:span><text:span text:style-name="T26">lasse Pedra:</text:span></text:p>
        </text:list-item>
      </text:list>
      <text:list xml:id="list2725497043" text:style-name="L2">
        <text:list-item>
          <text:p text:style-name="P43">Atributos:</text:p>
        </text:list-item>
      </text:list>
      <text:list xml:id="list408057997" text:style-name="L3">
        <text:list-item>
          <text:p text:style-name="P57"><text:span text:style-name="T30">esquerda</text:span><text:span text:style-name="T21"> - int com valor do lado esquerdo da pedra</text:span></text:p>
          <text:p text:style-name="P47"/>
        </text:list-item>
        <text:list-item>
          <text:p text:style-name="P57"><text:span text:style-name="T30">direita</text:span><text:span text:style-name="T21"> - <text:s/>int com valor do lado direito da pedra</text:span></text:p>
        </text:list-item>
      </text:list>
      <text:list xml:id="list478771179" text:style-name="L4">
        <text:list-header>
          <text:p text:style-name="P52"/>
        </text:list-header>
        <text:list-item>
          <text:p text:style-name="P44">Métodos:</text:p>
        </text:list-item>
      </text:list>
      <text:list xml:id="list3678297780" text:style-name="L5">
        <text:list-item>
          <text:p text:style-name="P58"><text:span text:style-name="T33">g</text:span><text:span text:style-name="T30">et_soma(self)</text:span><text:span text:style-name="T21"> – recebe <text:s/>os dois atributos e retorna a soma deles.</text:span></text:p>
          <text:p text:style-name="P48"/>
        </text:list-item>
        <text:list-item>
          <text:p text:style-name="P59"><text:span text:style-name="T30">is_simetrico(self)</text:span><text:span text:style-name="T21"> – recebe os dois atributos e retorna true se ambos são iguais, caso contrário, retorna false.</text:span></text:p>
          <text:p text:style-name="P45"/>
        </text:list-item>
        <text:list-item>
          <text:p text:style-name="P59"><text:span text:style-name="T30">is_carrilhao(self)</text:span><text:span text:style-name="T21"> – recebe os dois atributos e retorna true se ambos forem sei</text:span><text:span text:style-name="T27">s.</text:span></text:p>
          <text:p text:style-name="P74"><text:span text:style-name="T21"/></text:p>
        </text:list-item>
        <text:list-item>
          <text:p text:style-name="P74"><text:span text:style-name="T30">is_igual(pedraA, pedraB)</text:span><text:span text:style-name="T21"> – recebe dois objetos pedra e retorna true se uma pedra pode se encaixar a outra, retorna false caso contrário.</text:span></text:p>
          <text:p text:style-name="P75"><text:span text:style-name="T21"/></text:p>
        </text:list-item>
        <text:list-item>
          <text:p text:style-name="P75"><text:span text:style-name="T30">invertePedra(</text:span><text:span text:style-name="T34">self</text:span><text:span text:style-name="T30">)</text:span><text:span text:style-name="T21"> – </text:span><text:span text:style-name="T28">Inverte os lados da pedra </text:span><text:span text:style-name="T29">para realizar o encaixe.</text:span></text:p>
        </text:list-item>
      </text:list>
      <text:p text:style-name="P50"/>
      <text:list xml:id="list2751821665" text:style-name="L7">
        <text:list-header>
          <text:p text:style-name="P53"><text:span text:style-name="T41"/></text:p>
          <text:p text:style-name="P53"><text:span text:style-name="T41"/></text:p>
          <text:p text:style-name="P53"><text:span text:style-name="T41"/></text:p>
        </text:list-header>
        <text:list-item>
          <text:p text:style-name="P53"><text:span text:style-name="T41">Classe </text:span><text:span text:style-name="T42">Mao:</text:span></text:p>
        </text:list-item>
      </text:list>
      <text:list xml:id="list4015386983" text:style-name="L15">
        <text:list-item>
          <text:p text:style-name="P54"><text:span text:style-name="T43">Atributos:</text:span></text:p>
        </text:list-item>
      </text:list>
      <text:list xml:id="list1947691336" text:style-name="L16">
        <text:list-item>
          <text:p text:style-name="P76"><text:span text:style-name="T51">p</text:span><text:span text:style-name="T50">edras</text:span><text:span text:style-name="T38"> – vetor de objetos do tipo Pedra, guarda </text:span><text:span text:style-name="T44">as pedras na mão de um jogador.</text:span></text:p>
          <text:p text:style-name="P77"><text:span text:style-name="T44"/></text:p>
        </text:list-item>
        <text:list-item>
          <text:p text:style-name="P78"><text:span text:style-name="T52">p</text:span><text:span text:style-name="T50">edra_most_valorosa</text:span><text:span text:style-name="T38"> – </text:span><text:span text:style-name="T45">um objeto do tipo Pedra , guarda a pedra de maior valor.</text:span></text:p>
        </text:list-item>
      </text:list>
      <text:p text:style-name="P79"><text:span text:style-name="T45"/></text:p>
      <text:list xml:id="list92441741" text:style-name="L19">
        <text:list-item>
          <text:p text:style-name="P80"><text:span text:style-name="T38">Métodos:</text:span></text:p>
        </text:list-item>
      </text:list>
      <text:list xml:id="list647756804" text:style-name="L20">
        <text:list-item>
          <text:p text:style-name="P81"><text:span text:style-name="T50">most_valorosa(self)</text:span><text:span text:style-name="T38"> – função para definir qual a pedra de maior valor na mão, retorna essa pedra.</text:span></text:p>
          <text:p text:style-name="P81"><text:span text:style-name="T38"/></text:p>
        </text:list-item>
        <text:list-item>
          <text:p text:style-name="P82"><text:span text:style-name="T50">mao_most_valorosa(maoA, maoB)</text:span><text:span text:style-name="T38"> – recebe dois objetos Mao e retorna true se maoA têm a pedra de maior valor, caso contrário retorna false.</text:span></text:p>
        </text:list-item>
      </text:list>
      <text:p text:style-name="P83"><text:span text:style-name="T38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pan text:style-name="T46"/></text:p>
      <text:p text:style-name="P55"><text:soft-page-break/><text:span text:style-name="T46"/></text:p>
      <text:list xml:id="list3052952996" text:style-name="L29">
        <text:list-item>
          <text:p text:style-name="P56"><text:span text:style-name="T46">C</text:span><text:span text:style-name="T49">lasse Mesa:</text:span></text:p>
        </text:list-item>
      </text:list>
      <text:list xml:id="list2938998837" text:style-name="L23">
        <text:list-item>
          <text:p text:style-name="P85"><text:span text:style-name="T38">Atributos:</text:span></text:p>
        </text:list-item>
      </text:list>
      <text:list xml:id="list3372903592" text:style-name="L24">
        <text:list-item>
          <text:p text:style-name="P86"><text:span text:style-name="T50">atual</text:span><text:span text:style-name="T38"> – vetor de objetos Pedra que representam as pedras jogadas e como estão dispostas na mesa.</text:span></text:p>
        </text:list-item>
      </text:list>
      <text:p text:style-name="P84"><text:span text:style-name="T38"/></text:p>
      <text:list xml:id="list516805406" text:style-name="L25">
        <text:list-item>
          <text:p text:style-name="P87"><text:span text:style-name="T38">Métodos:</text:span></text:p>
        </text:list-item>
      </text:list>
      <text:list xml:id="list3440902649" text:style-name="L27">
        <text:list-item>
          <text:p text:style-name="P88"><text:span text:style-name="T53">insert_esquerda(self, p) –</text:span><text:span text:style-name="T47"> recebe o vetor com as pedras jogadas na mesa e recebe a pedra a ser jogada, insere a pedra no canto esquerdo da mesa(inicio do vetor).</text:span></text:p>
          <text:p text:style-name="P88"><text:span text:style-name="T47"/></text:p>
        </text:list-item>
        <text:list-item>
          <text:p text:style-name="P89"><text:span text:style-name="T47"><text:s/></text:span><text:span text:style-name="T53">insert_</text:span><text:span text:style-name="T54">direita</text:span><text:span text:style-name="T53">(self, p) – </text:span><text:span text:style-name="T48">recebe o vetor com as pedras jogadas na mesa e recebe a pedra a ser jogada, insere a pedrano canto direito da mesa(fim do vetor).</text:span></text:p>
          <text:p text:style-name="P90"><text:span text:style-name="T38"/></text:p>
        </text:list-item>
        <text:list-item>
          <text:p text:style-name="P60"><text:span text:style-name="T50">simula_insert_esquerda(mesa, pedra) – </text:span><text:span text:style-name="T56">função similar a insert_esquerda, porém recebe uma cópia da mesa e faz a inserção nela.</text:span></text:p>
        </text:list-item>
      </text:list>
      <text:p text:style-name="P62"><text:span text:style-name="T56"/></text:p>
      <text:list xml:id="list172257957235820" text:continue-numbering="true" text:style-name="L27">
        <text:list-item>
          <text:p text:style-name="P61"><text:span text:style-name="T55">simula_insert_direita(mesa, pedra) – </text:span><text:span text:style-name="T56">função similar a insert_direita, porém recebe uma cópia da mesa e faz a inserção nela.</text:span></text:p>
        </text:list-item>
      </text:list>
      <text:p text:style-name="P63"><text:span text:style-name="T56"/></text:p>
      <text:p text:style-name="P63"><text:span text:style-name="T56"/></text:p>
      <text:p text:style-name="P63"><text:span text:style-name="T56"/></text:p>
      <text:list xml:id="list3498933074" text:style-name="L30">
        <text:list-item>
          <text:p text:style-name="P64"><text:span text:style-name="T56">C</text:span><text:span text:style-name="T37">lasse Domino:</text:span></text:p>
        </text:list-item>
      </text:list>
      <text:list xml:id="list776212906" text:style-name="L31">
        <text:list-item>
          <text:p text:style-name="P65"><text:span text:style-name="T37">Atributos:</text:span></text:p>
        </text:list-item>
      </text:list>
      <text:list xml:id="list2355066169" text:style-name="L32">
        <text:list-item>
          <text:p text:style-name="P66"><text:span text:style-name="T50">pedras</text:span><text:span text:style-name="T37"> – recebe um vetor com todas as pedras existentes no Domino clássico.</text:span></text:p>
          <text:p text:style-name="P66"><text:span text:style-name="T37"/></text:p>
        </text:list-item>
        <text:list-item>
          <text:p text:style-name="P67"><text:span text:style-name="T50">maoA</text:span><text:span text:style-name="T37"> – vetor que guarda as pedras na mão do primeiro jogador.</text:span></text:p>
          <text:p text:style-name="P67"><text:span text:style-name="T37"/></text:p>
        </text:list-item>
        <text:list-item>
          <text:p text:style-name="P67"><text:span text:style-name="T50">maoB</text:span><text:span text:style-name="T37"> – vetor que guarda as pedras na mão do segundo jogador.</text:span></text:p>
          <text:p text:style-name="P67"><text:span text:style-name="T37"/></text:p>
        </text:list-item>
        <text:list-item>
          <text:p text:style-name="P67"><text:span text:style-name="T50">jogadorA – </text:span><text:span text:style-name="T37">recebe o primeiro jogador implementado com o EminiMax.</text:span></text:p>
          <text:p text:style-name="P67"><text:span text:style-name="T37"/></text:p>
        </text:list-item>
        <text:list-item>
          <text:p text:style-name="P67"><text:span text:style-name="T50">jogadorB – </text:span><text:span text:style-name="T37">recebe o </text:span><text:span text:style-name="T57">segundo</text:span><text:span text:style-name="T37"> jogador implementado com o MonteCarlo.</text:span></text:p>
          <text:p text:style-name="P68"><text:span text:style-name="T37"/></text:p>
        </text:list-item>
        <text:list-item>
          <text:p text:style-name="P68"><text:span text:style-name="T50">compra</text:span><text:span text:style-name="T37"> – vetor que guarda as pedras designadas para a pilha de compra.</text:span></text:p>
          <text:p text:style-name="P69"><text:span text:style-name="T37"/></text:p>
        </text:list-item>
        <text:list-item>
          <text:p text:style-name="P69"><text:span text:style-name="T50">mesa</text:span><text:span text:style-name="T37"> – </text:span><text:span text:style-name="T58">guarda o estado da mesa.</text:span></text:p>
        </text:list-item>
      </text:list>
      <text:p text:style-name="P70"><text:span text:style-name="T58"/></text:p>
      <text:list xml:id="list3546910272" text:style-name="L33">
        <text:list-item>
          <text:p text:style-name="P71"><text:span text:style-name="T37">Métodos:</text:span></text:p>
        </text:list-item>
      </text:list>
      <text:list xml:id="list2501293816" text:style-name="L34">
        <text:list-item>
          <text:p text:style-name="P72"><text:span text:style-name="T50">__init__(self) – </text:span><text:span text:style-name="T37">preenche o vetor pedras na ordem e os embaralha, distribui as maos dos jogadores um e dois </text:span><text:span text:style-name="T59">e coloca as pedras na pilha de compra.</text:span></text:p>
          <text:p text:style-name="P73"><text:span text:style-name="T37"/></text:p>
        </text:list-item>
        <text:list-item>
          <text:p text:style-name="P73"><text:span text:style-name="T5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08:58.506740439</meta:creation-date>
    <dc:date>2018-09-22T17:21:43.947714544</dc:date>
    <meta:editing-duration>PT9H11M32S</meta:editing-duration>
    <meta:editing-cycles>83</meta:editing-cycles>
    <meta:generator>LibreOffice/6.0.3.2$Linux_X86_64 LibreOffice_project/00m0$Build-2</meta:generator>
    <meta:document-statistic meta:table-count="2" meta:image-count="0" meta:object-count="0" meta:page-count="7" meta:paragraph-count="111" meta:word-count="1218" meta:character-count="7004" meta:non-whitespace-character-count="5656"/>
  </office:meta>
</office:document-meta>
</file>